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48pt" style:font-size-asian="48pt" style:font-size-complex="4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5" style:family="paragraph" style:parent-style-name="Standard">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fo:color="#252525"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style:text-autospace="none"/>
      <style:text-properties style:use-window-font-color="true"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style:text-autospace="none"/>
      <style:text-properties style:use-window-font-color="true"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text-properties style:font-name="Times New Roman1" fo:font-size="60pt" fo:language="zxx" fo:country="none" fo:font-weight="normal" style:font-name-asian="Times New Roman1" style:font-size-asian="60pt" style:font-weight-asian="normal" style:font-name-complex="Times New Roman1" style:font-size-complex="60pt" style:font-weight-complex="normal"/>
    </style:style>
    <style:style style:name="P15" style:family="paragraph" style:parent-style-name="Standard">
      <style:paragraph-properties style:text-autospace="none"/>
      <style:text-properties style:font-name="Times New Roman1" fo:font-size="60pt" fo:language="zxx" fo:country="none" fo:font-weight="normal" style:font-name-asian="Times New Roman1" style:font-size-asian="60pt" style:font-weight-asian="normal" style:font-name-complex="Times New Roman1" style:font-size-complex="60pt" style:font-weight-complex="normal"/>
    </style:style>
    <style:style style:name="P16" style:family="paragraph" style:parent-style-name="Standard">
      <style:paragraph-properties style:text-autospace="none"/>
      <style:text-properties fo:color="#252525"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style:text-autospace="none"/>
      <style:text-properties style:use-window-font-color="true"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style:text-autospace="none"/>
      <style:text-properties style:use-window-font-color="true" style:font-name="Times New Roman1" fo:font-size="60pt" fo:language="zxx" fo:country="none" fo:font-weight="normal" style:font-name-asian="Times New Roman1" style:font-size-asian="60pt" style:font-weight-asian="normal" style:font-name-complex="Times New Roman1" style:font-size-complex="60pt" style:font-weight-complex="normal"/>
    </style:style>
    <style:style style:name="P19" style:family="paragraph" style:parent-style-name="Standard">
      <style:text-properties fo:font-size="60pt" style:font-size-asian="60pt" style:font-size-complex="60pt"/>
    </style:style>
    <style:style style:name="P20" style:family="paragraph" style:parent-style-name="Standard">
      <style:paragraph-properties style:text-autospace="none"/>
      <style:text-properties fo:font-size="60pt" style:font-size-asian="60pt" style:font-size-complex="60pt"/>
    </style:style>
    <style:style style:name="P21" style:family="paragraph" style:parent-style-name="Standard">
      <style:paragraph-properties style:text-autospace="none"/>
      <style:text-properties fo:font-size="60pt" fo:font-weight="normal" style:font-size-asian="60pt" style:font-weight-asian="normal" style:font-size-complex="60pt"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style:text-autospac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T5" style:family="text">
      <style:text-properties style:font-name="Times New Roman1" fo:language="zxx" fo:country="none" fo:font-weight="normal" style:font-name-asian="Times New Roman1" style:font-weight-asian="normal" style:font-name-complex="Times New Roman1" style:font-weight-complex="normal"/>
    </style:style>
    <style:style style:name="T6" style:family="text">
      <style:text-properties style:font-name="Times New Roman1" fo:language="zxx" fo:country="none" style:font-name-asian="Times New Roman1" style:font-name-complex="Times New Roman1"/>
    </style:style>
    <style:style style:name="T7" style:family="text">
      <style:text-properties style:font-name="Times New Roman1" fo:language="zxx" fo:country="none" fo:font-weight="bold" style:font-name-asian="Times New Roman1" style:font-weight-asian="bold" style:font-name-complex="Times New Roman1" style:font-weight-complex="bold"/>
    </style:style>
    <style:style style:name="T8" style:family="text">
      <style:text-properties style:use-window-font-color="true"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T9" style:family="text">
      <style:text-properties style:use-window-font-color="true"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T10"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losario</text:p>
      <text:p text:style-name="P19"/>
      <text:p text:style-name="P19"/>
      <text:p text:style-name="P19"/>
      <text:p text:style-name="P19"/>
      <text:p text:style-name="P19"/>
      <text:p text:style-name="P19"/>
      <text:p text:style-name="P19"/>
      <text:p text:style-name="P19"/>
      <text:p text:style-name="P19"/>
      <text:p text:style-name="P19"><text:soft-page-break/>A</text:p>
      <text:p text:style-name="P2">1- A-cable:</text:p>
      <text:p text:style-name="Standard">Término utilizado para hacer referencia a un cable SCSI.</text:p>
      <text:p text:style-name="Standard"/>
      <text:p text:style-name="Standard">2- <text:span text:style-name="T1">ABIOS:</text:span></text:p>
      <text:p text:style-name="Standard">El ABIOS es un tipo de <text:a xlink:type="simple" xlink:href="http://www.alegsa.com.ar/Dic/bios.php" text:style-name="Internet_20_link" text:visited-style-name="Visited_20_Internet_20_Link">BIOS</text:a> que es capaz de soportar llamadas en Modo Protegido.<text:line-break/>ABIOS fue usado por primera vez en las IBM PS/2 con el <text:a xlink:type="simple" xlink:href="http://www.alegsa.com.ar/Dic/sistema%20operativo.php" text:style-name="Internet_20_link" text:visited-style-name="Visited_20_Internet_20_Link">sistema operativo</text:a> OS/2.<text:line-break/>Actualmente todas las <text:a xlink:type="simple" xlink:href="http://www.alegsa.com.ar/Dic/computadora.php" text:style-name="Internet_20_link" text:visited-style-name="Visited_20_Internet_20_Link">computadoras</text:a> tienen una BIOS que es considerada ABIOS.</text:p>
      <text:p text:style-name="Standard"/>
      <text:p text:style-name="Standard">3- <text:span text:style-name="T1">Acid1:</text:span><text:line-break/>Acid1 es una página web de prueba para los navegadores web</text:p>
      <text:p text:style-name="Standard"/>
      <text:p text:style-name="Standard">4- <text:span text:style-name="T1">ACPI:</text:span></text:p>
      <text:p text:style-name="Standard">(Advanced Configuration and Power Interface). Sistema por el cual las computadoras controlan su consumo eléctrico desde el software. Es un estándar resultado de la actualización de APM a nivel de hardware.</text:p>
      <text:p text:style-name="Standard"/>
      <text:p text:style-name="Standard">5- <text:span text:style-name="T1">Add-on:</text:span></text:p>
      <text:p text:style-name="Standard">Pequeños programas opcionales que sólo funcionan anexados a otro y que sirven para incrementar o complementar sus funcionalidades. Las barras de Google y Yahoo! son add-ons para los <text:a xlink:type="simple" xlink:href="http://www.alegsa.com.ar/Dic/navegador.php" text:style-name="Internet_20_link" text:visited-style-name="Visited_20_Internet_20_Link">navegadores</text:a> y tienen opciones y funciones que incrementan la potencialidad del mismo.<text:line-break/><text:line-break/>También son conocidos como extensiones, <text:a xlink:type="simple" xlink:href="http://www.alegsa.com.ar/Dic/plugin.php" text:style-name="Internet_20_link" text:visited-style-name="Visited_20_Internet_20_Link">plugins</text:a>, snap-ins, etc.</text:p>
      <text:p text:style-name="Standard"/>
      <text:p text:style-name="Standard">6- <text:span text:style-name="T1">Alfanumérico:</text:span></text:p>
      <text:p text:style-name="Standard">(Alphanumeric en inglés). Dícese de todo aquello que utiliza tanto letras como números y otros <text:a xlink:type="simple" xlink:href="http://www.alegsa.com.ar/Dic/caracter.php" text:style-name="Internet_20_link" text:visited-style-name="Visited_20_Internet_20_Link">caracteres</text:a> especiales.<text:line-break/>En total son 36 caracteres simples (62, en el caso de que se incluyan mayúsculas). Básicamente son las letras de la A a la Z y los números del 0 al 9.<text:line-break/>En las computadoras, almacenar un caracter alfanumérico ocupa menos que un caracter <text:a xlink:type="simple" xlink:href="http://www.alegsa.com.ar/Dic/ascii.php" text:style-name="Internet_20_link" text:visited-style-name="Visited_20_Internet_20_Link">ASCII</text:a> de 8 <text:a xlink:type="simple" xlink:href="http://www.alegsa.com.ar/Dic/bit.php" text:style-name="Internet_20_link" text:visited-style-name="Visited_20_Internet_20_Link">bits</text:a>.<text:line-break/>Todos los caracteres alfanuméricos pueden representarse con 6 bits (6 bits permiten 64 valores posibles).</text:p>
      <text:p text:style-name="Standard"/>
      <text:p text:style-name="Standard">7- <text:span text:style-name="T1">Algoritmo de Dijkstra:</text:span></text:p>
      <text:p text:style-name="Standard">(ruta más corta, árbol mínimo, camino mínimo) <text:a xlink:type="simple" xlink:href="http://www.alegsa.com.ar/Dic/algoritmo.php" text:style-name="Internet_20_link" text:visited-style-name="Visited_20_Internet_20_Link">Algoritmo</text:a> empleado en la obtención de la trayectoria más corta en grafos. Llamado así por su creador Edsger Wybe Dijkstra, holandés nacido en 1930.</text:p>
      <text:p text:style-name="Standard"/>
      <text:p text:style-name="Standard">8- <text:span text:style-name="T3">Análisis heurístico:</text:span></text:p>
      <text:p text:style-name="P5">Técnica utilizada para detectar virus que en ese momento son desconocidos.</text:p>
      <text:p text:style-name="Standard"/>
      <text:p text:style-name="Standard"><text:span text:style-name="T4"/></text:p>
      <text:p text:style-name="Standard"><text:span text:style-name="T4">9</text:span><text:span text:style-name="T3">- ARP Spoofing: </text:span></text:p>
      <text:p text:style-name="Standard"><text:span text:style-name="T4">Suplantación de identidad por falsificación de tabla ARP.</text:span></text:p>
      <text:p text:style-name="Standard"/>
      <text:p text:style-name="Standard">10- <text:span text:style-name="T1">ASCII:</text:span></text:p>
      <text:p text:style-name="Standard">(American Standard Code of Information Interchange - Estándar Americano para Intercambio de <text:soft-page-break/>Información). ASCII es un largo código que define caracteres alfanuméricos para compatibilizar procesadores de texto, programas de comunicaciones y computadoras. ASCII posee 256 lugares asignados a 256 caracteres.</text:p>
      <text:p text:style-name="Standard"/>
      <text:p text:style-name="Standard">11- <text:s/><text:span text:style-name="T1">Astroturfing:</text:span></text:p>
      <text:p text:style-name="P7"><text:span text:style-name="T4">Ataque a un </text:span><text:a xlink:type="simple" xlink:href="http://www.alegsa.com.ar/Dic/foro.php" text:style-name="Internet_20_link" text:visited-style-name="Visited_20_Internet_20_Link">foro</text:a><text:span text:style-name="T4"> o </text:span><text:a xlink:type="simple" xlink:href="http://www.alegsa.com.ar/Dic/blog.php" text:style-name="Internet_20_link" text:visited-style-name="Visited_20_Internet_20_Link">blog</text:a><text:span text:style-name="T4"> por una persona o grupo organizado, fingiendo un movimiento espontáneo para insultar.</text:span></text:p>
      <text:p text:style-name="P6"/>
      <text:p text:style-name="P7"><text:span text:style-name="T4">12- </text:span><text:span text:style-name="T3">Ataque de diccionario:</text:span><text:span text:style-name="T4"> </text:span></text:p>
      <text:p text:style-name="P6">Intentar averiguar una clave probando todas las palabras de un diccionario o conjunto de palabras comunes.</text:p>
      <text:p text:style-name="Standard"/>
      <text:p text:style-name="Standard">13- <text:span text:style-name="T3">Ataque de fuerza bruta:</text:span><text:span text:style-name="T4"> </text:span></text:p>
      <text:p text:style-name="P5">Se intenta recuperar una clave probando todas las combinaciones posibles hasta encontrar aquella que permite el acceso.</text:p>
      <text:p text:style-name="Standard"/>
      <text:p text:style-name="Standard">14- <text:span text:style-name="T1">AUX:</text:span></text:p>
      <text:p text:style-name="Standard">(Auxiliary port). Nombre lógico en sistemas DOS para los puertos de comunicaciones estándar. Generalmente es lo mismo que COM1.</text:p>
      <text:p text:style-name="P19"/>
      <text:p text:style-name="P19"/>
      <text:p text:style-name="P19"/>
      <text:p text:style-name="P19"/>
      <text:p text:style-name="P19"/>
      <text:p text:style-name="P19"/>
      <text:p text:style-name="P19"><text:soft-page-break/>B</text:p>
      <text:p text:style-name="Standard"><text:span text:style-name="T2">15- </text:span><text:span text:style-name="T1">Backbone:</text:span></text:p>
      <text:p text:style-name="Standard">(Columna vertebral) Es la infraestructura de la transmisión de datos en una red o un conjunto de ellas en internet.</text:p>
      <text:p text:style-name="Standard"/>
      <text:p text:style-name="P7"><text:span text:style-name="T4">16</text:span><text:span text:style-name="T3">- Backdoors: </text:span></text:p>
      <text:p text:style-name="P6">Software diseñado para abrir una puerta trasera en el sistema de modo que permite al creador de esta aplicación tener acceso al sistema.</text:p>
      <text:p text:style-name="Standard"/>
      <text:p text:style-name="Standard">17- <text:span text:style-name="T1">Bak:</text:span></text:p>
      <text:p text:style-name="Standard">Un archivo de extensión ".bak" o ".bk", indica que el archivo es un respaldo (backup) de otro u otros.</text:p>
      <text:p text:style-name="P2"/>
      <text:p text:style-name="Standard"><text:span text:style-name="T2">13- </text:span><text:span text:style-name="T1">Banear:</text:span></text:p>
      <text:p text:style-name="Standard">Españolización de "to ban" (prohibir, excluir, vedar, denegar). Acción de producirle un "baneado" a uno o más usuarios al acceso a un servicio.</text:p>
      <text:p text:style-name="Standard"/>
      <text:p text:style-name="P7"><text:span text:style-name="T4">14</text:span><text:span text:style-name="T3">-Banner grabbing: </text:span></text:p>
      <text:p text:style-name="P6">Técnica que se utiliza para recopilar información acerca de un sistema informático en una red y los servicios que se ejecutan en sus puertos abiertos.</text:p>
      <text:p text:style-name="Standard"/>
      <text:p text:style-name="Standard">15- <text:span text:style-name="T1">Benchmark:</text:span></text:p>
      <text:p text:style-name="Standard">Tipo de aplicación para evaluar el rendimiento del sistema, tanto del software como del hardware.</text:p>
      <text:p text:style-name="P4"/>
      <text:p text:style-name="P7"><text:span text:style-name="T4">16- </text:span><text:span text:style-name="T3">Bit-Flipping:</text:span><text:span text:style-name="T4"> </text:span></text:p>
      <text:p text:style-name="P6">Ataque a un sistema de cifrado criptográfico en el que el atacante puede cambiar el texto.</text:p>
      <text:p text:style-name="Standard"/>
      <text:p text:style-name="Standard">17- <text:span text:style-name="T1">Blind surfing:</text:span></text:p>
      <text:p text:style-name="Standard">Navegando a ciegas. Navegar por la red sin un objetivo, sin saber a donde ir.<text:line-break/></text:p>
      <text:p text:style-name="Standard"/>
      <text:p text:style-name="Standard">18- <text:span text:style-name="T1">Bloatware:</text:span></text:p>
      <text:p text:style-name="Standard">(Bloat = hinchar, abultar. Ware = software). En la jerga inglesa, un bloatware es un software que tiene un montón de características y requiere un considerable espacio de almacenamiento y de memoria RAM. </text:p>
      <text:p text:style-name="Standard"/>
      <text:p text:style-name="Standard">19- <text:span text:style-name="T1">Block cipher:</text:span></text:p>
      <text:p text:style-name="Standard">El block cipher, en español, cifrado por bloques, es un método de criptografía en donde se toma como entrada un bloque de texto plano (o claro) y produce un bloque cifrado de igual tamaño.</text:p>
      <text:p text:style-name="Standard"/>
      <text:p text:style-name="P7"><text:span text:style-name="T4">20- </text:span><text:span text:style-name="T3">Botnet:</text:span><text:span text:style-name="T4"> Conjunto de robots informáticos, que se ejecutan de manera autónoma y automática, en multitud de equipos, normalmente infectados, permite controlar todos los ordenadores/servidores infectados de forma remota.</text:span></text:p>
      <text:p text:style-name="Standard"/>
      <text:p text:style-name="Standard">21- <text:span text:style-name="T1">Bottleneck:</text:span></text:p>
      <text:p text:style-name="Standard">En informática, un bottleneck o cuello de botella, es un límite en la capacidad de transferencia de información de un sistema o una conexión, que puede reducir el tráfico en condiciones de sobrecarga. Suele producir una baja del rendimiento y la velocidad general tanto en un sistema <text:soft-page-break/>como en una conexión.</text:p>
      <text:p text:style-name="Standard"/>
      <text:p text:style-name="Standard">22- <text:span text:style-name="T1">Breakpoint:</text:span></text:p>
      <text:p text:style-name="Standard">(breakpoint, punto de parada, punto de interrupción, punto de quiebre o parada dinámica). En programación, especialmente en depuración del programa, un punto de parada o breakpoint, es una pausa intencional y controlada durante la ejecución de un programa.</text:p>
      <text:p text:style-name="Standard"/>
      <text:p text:style-name="Standard">23- <text:span text:style-name="T1">Bytecode:</text:span></text:p>
      <text:p text:style-name="Standard">Código intermedio entre <text:span text:style-name="T10">el </text:span><text:a xlink:type="simple" xlink:href="http://www.alegsa.com.ar/Dic/codigo%20fuente.php" text:style-name="Internet_20_link" text:visited-style-name="Visited_20_Internet_20_Link">código fuente</text:a> y el <text:a xlink:type="simple" xlink:href="http://www.alegsa.com.ar/Dic/codigo%20maquina.php" text:style-name="Internet_20_link" text:visited-style-name="Visited_20_Internet_20_Link">código máquina</text:a>. Suele tratárselo como un fichero binario que contiene un programa ejecutable similar a un módulo objeto.<text:line-break/><text:line-break/>Es una forma de salida utilizada por los implementadores de lenguajes para reducir la dependencia con respecto al <text:a xlink:type="simple" xlink:href="http://www.alegsa.com.ar/Dic/hardware.php" text:style-name="Internet_20_link" text:visited-style-name="Visited_20_Internet_20_Link">hardware</text:a> y facilitar su <text:a xlink:type="simple" xlink:href="http://www.alegsa.com.ar/Dic/interprete.php" text:style-name="Internet_20_link" text:visited-style-name="Visited_20_Internet_20_Link">interpretación</text:a>.</text:p>
      <text:p text:style-name="Standard"/>
      <text:p text:style-name="Standard"/>
      <text:p text:style-name="P19"/>
      <text:p text:style-name="P19"/>
      <text:p text:style-name="P19"/>
      <text:p text:style-name="P19"/>
      <text:p text:style-name="P19"/>
      <text:p text:style-name="P19"/>
      <text:p text:style-name="P19"/>
      <text:p text:style-name="P19"><text:soft-page-break/>C</text:p>
      <text:p text:style-name="Standard">21- <text:span text:style-name="T1">Captcha:</text:span></text:p>
      <text:p text:style-name="Standard">Un captcha es una prueba de desafío empleada en <text:a xlink:type="simple" xlink:href="http://www.alegsa.com.ar/Dic/informatica.php" text:style-name="Internet_20_link" text:visited-style-name="Visited_20_Internet_20_Link">informática</text:a> para comprobar si un <text:a xlink:type="simple" xlink:href="http://www.alegsa.com.ar/Dic/usuario.php" text:style-name="Internet_20_link" text:visited-style-name="Visited_20_Internet_20_Link">usuario</text:a> es humano.</text:p>
      <text:p text:style-name="Standard"/>
      <text:p text:style-name="Standard">22- <text:span text:style-name="T1">Carding:</text:span></text:p>
      <text:p text:style-name="Standard">Uso ilegítimo de tarjetas de créditos ajenas.</text:p>
      <text:p text:style-name="P2"/>
      <text:p text:style-name="Standard"><text:span text:style-name="T2">23</text:span><text:span text:style-name="T1">- Careware:</text:span></text:p>
      <text:p text:style-name="Standard">Careware es una forma de distribución de <text:a xlink:type="simple" xlink:href="http://www.alegsa.com.ar/Dic/software.php" text:style-name="Internet_20_link" text:visited-style-name="Visited_20_Internet_20_Link">software</text:a> que beneficia una entidad de caridad. Algunos careware son distribuidos gratuitamente y el autor sugiere que se done dinero a una caridad mencionada.</text:p>
      <text:p text:style-name="Standard"/>
      <text:p text:style-name="Standard">24- <text:span text:style-name="T1">Ciberokupa:</text:span></text:p>
      <text:p text:style-name="Standard">En internet, unión entre las palabras "ciberespacio" y "okupa" (persona que vive ilegalmente en una vivienda). Hace referencia a aquellas personas que ocupan dominios de internet, empleando nombres de dominios de personas, empresas, shows televisivos, marcas, etc., para luego venderlos a buenos precios.</text:p>
      <text:p text:style-name="Standard"/>
      <text:p text:style-name="Standard">25- <text:span text:style-name="T1">Cifrado cuántico:</text:span></text:p>
      <text:p text:style-name="Standard"><text:s/>La criptografía cuántica es la criptografía que utiliza principios de la mecánica cuántica para garantizar la absoluta confidencialidad de la información transmitida.</text:p>
      <text:p text:style-name="Standard"/>
      <text:p text:style-name="Standard">26- <text:span text:style-name="T1">Cipher Block Chaining:</text:span></text:p>
      <text:p text:style-name="Standard">CBC es un método para implementar un algoritmo de cifrado por bloques, cuando se necesita descomponer el texto de entrada en bloques de longitud fija.</text:p>
      <text:p text:style-name="Standard"/>
      <text:p text:style-name="Standard">27- <text:span text:style-name="T1">Clickjacking:</text:span></text:p>
      <text:p text:style-name="Standard">Clickjacking es una técnica maliciosa que engaña a los usuarios de la web y permite revelar información confidencial de estos o tomar el control de sus computadoras, simplemente haciendo clics en páginas web que parecen inofensivas. La vulnerabilidad se presenta en casi todos los navegadores y plataformas. </text:p>
      <text:p text:style-name="Standard"/>
      <text:p text:style-name="Standard">28- <text:span text:style-name="T1">Cluster virus:</text:span></text:p>
      <text:p text:style-name="Standard">Tipo de virus informáticos que infecta el sistema de archivos de un disco duro o un disquete, de forma tal que todas las entradas de los archivos se dirijan al código del virus. De esta manera, el código del virus existe en un único lugar del disco, pero al ejecutar cualquier archivo, el virus es ejecutado también.</text:p>
      <text:p text:style-name="Standard"/>
      <text:p text:style-name="Standard">29- <text:span text:style-name="T1">Codificacion Huffman:</text:span></text:p>
      <text:p text:style-name="Standard">La codificación Huffman es una codificación utilizada para compresión de datos, desarrollada por David A. Huffman en 1952.</text:p>
      <text:p text:style-name="P2"/>
      <text:p text:style-name="Standard"><text:span text:style-name="T2">30-</text:span><text:span text:style-name="T3">Código delictivo o crimeware</text:span><text:span text:style-name="T4">: </text:span></text:p>
      <text:p text:style-name="P5">Hace referencia a todos los programas que realizan una acción delictiva en el equipo, básicamente con fines lucrativos.</text:p>
      <text:p text:style-name="P3"/>
      <text:p text:style-name="Standard"><text:span text:style-name="T2">31</text:span><text:span text:style-name="T1">- Concurrencia:</text:span></text:p>
      <text:p text:style-name="Standard"><text:soft-page-break/>En computación, la concurrencia es la propiedad de los sistemas que permiten que múltiples procesos sean ejecutados al mismo tiempo, y que potencialmente puedan interactuar entre sí.</text:p>
      <text:p text:style-name="Standard"/>
      <text:p text:style-name="Standard"><text:span text:style-name="T4">32- </text:span><text:span text:style-name="T3">Cookies maliciosas:</text:span></text:p>
      <text:p text:style-name="P5">Monitorizan y registran las actividades del usuario en Internet con fines maliciosos, por ejemplo capturar los datos de usuario y contraseña.</text:p>
      <text:p text:style-name="P5"/>
      <text:p text:style-name="Standard"><text:span text:style-name="T4">33- </text:span><text:span text:style-name="T3">Cookies:</text:span><text:span text:style-name="T4"> </text:span></text:p>
      <text:p text:style-name="P5">Ficheros de texto que se crean en carpetas temporales del navegador al visitar webs; almacenan información que, por lo general, facilita la navegación del usuario.</text:p>
      <text:p text:style-name="P6"/>
      <text:p text:style-name="Standard"><text:span text:style-name="T4">34-</text:span><text:span text:style-name="T3">Cracking:</text:span><text:span text:style-name="T4"> </text:span></text:p>
      <text:p text:style-name="P5">Intento de violación de la seguridad de los sistemas informáticos, con fines justificados o no o creador de cracks.</text:p>
      <text:p text:style-name="P5"/>
      <text:p text:style-name="P5"/>
      <text:p text:style-name="P14"/>
      <text:p text:style-name="P14"/>
      <text:p text:style-name="P14"/>
      <text:p text:style-name="P14"/>
      <text:p text:style-name="P14"/>
      <text:p text:style-name="P14"/>
      <text:p text:style-name="P14"/>
      <text:p text:style-name="P14"><text:soft-page-break/>D</text:p>
      <text:p text:style-name="Standard">31- <text:span text:style-name="T1">D2D:</text:span></text:p>
      <text:p text:style-name="Standard">(disk-to-disk). Sistema de almacenamiento de datos de respaldo en donde los datos son copiados desde un disco (generalmente un disco duro) hacia otro disco (disco duro u otro medio de almacenamiento). En un sistema D2D, el disco desde donde se copian los datos es llamado disco primario y el disco donde se copia el contenido es el disco secundario o disco de respaldo </text:p>
      <text:p text:style-name="Standard"/>
      <text:p text:style-name="Standard">32- <text:span text:style-name="T1">Debugger:</text:span></text:p>
      <text:p text:style-name="Standard">(depurador). Aplicación o herramienta que permite la ejecución controlada de un programa o un código, para seguir cada instrucción ejecutada y localizar así bugs o errores (proceso de depuración), códigos de protección, etc.</text:p>
      <text:p text:style-name="Standard"/>
      <text:p text:style-name="Standard">34- <text:span text:style-name="T1">Demoware:</text:span></text:p>
      <text:p text:style-name="Standard">Trialware</text:p>
      <text:p text:style-name="Standard"/>
      <text:p text:style-name="P7"><text:span text:style-name="T4">35</text:span><text:span text:style-name="T3">- Denegación de servicio (DoS):</text:span></text:p>
      <text:p text:style-name="P6">Causar que un servicio o recurso sea inaccesible a los usuarios legítimos</text:p>
      <text:p text:style-name="P6"/>
      <text:p text:style-name="P7"><text:span text:style-name="T4">36- </text:span><text:span text:style-name="T3">DNS lookup: </text:span></text:p>
      <text:p text:style-name="P6">Herramienta resuelve el Nombre de Dominio a una dirección IP correspondiente y además proporciona información sobre el nombre de dominio</text:p>
      <text:p text:style-name="P6"/>
      <text:p text:style-name="P7"><text:span text:style-name="T4">37- </text:span><text:span text:style-name="T3">DNS Spoofing: </text:span></text:p>
      <text:p text:style-name="P6">Suplantación de identidad por nombre de dominio, es decir, resolver con una dirección IP falsa un nombre DNS o viceversa.</text:p>
      <text:p text:style-name="P6"/>
      <text:p text:style-name="Standard">38- <text:span text:style-name="T1">Donateware:</text:span></text:p>
      <text:p text:style-name="Standard">Donateware es una forma de distribución de un <text:a xlink:type="simple" xlink:href="http://www.alegsa.com.ar/Dic/software.php" text:style-name="Internet_20_link" text:visited-style-name="Visited_20_Internet_20_Link">software</text:a>, que se distribuye como <text:a xlink:type="simple" xlink:href="http://www.alegsa.com.ar/Dic/freeware.php" text:style-name="Internet_20_link" text:visited-style-name="Visited_20_Internet_20_Link">freeware</text:a>, pero estipula que el usuario haga una donación a una causa de caridad (generalmente especificada por el autor del programa) para poder "registrar" el programa.</text:p>
      <text:p text:style-name="Standard"/>
      <text:p text:style-name="Standard">39- <text:span text:style-name="T1">DOS:</text:span></text:p>
      <text:p text:style-name="Standard">(Disk Operating System - Sistema Operativo de Disco) Familia de <text:a xlink:type="simple" xlink:href="http://www.alegsa.com.ar/Dic/sistema%20operativo.php" text:style-name="Internet_20_link" text:visited-style-name="Visited_20_Internet_20_Link">sistemas operativos</text:a> utilizados en <text:a xlink:type="simple" xlink:href="http://www.alegsa.com.ar/Dic/pc.php" text:style-name="Internet_20_link" text:visited-style-name="Visited_20_Internet_20_Link">Pcs</text:a>.</text:p>
      <text:p text:style-name="Standard">Existen múltiples <text:a xlink:type="simple" xlink:href="http://www.alegsa.com.ar/Dic/versiones.php" text:style-name="Internet_20_link" text:visited-style-name="Visited_20_Internet_20_Link">versiones</text:a> de DOS, el más conocido es el <text:a xlink:type="simple" xlink:href="http://www.alegsa.com.ar/Dic/ms-dos.php" text:style-name="Internet_20_link" text:visited-style-name="Visited_20_Internet_20_Link">MS-DOS</text:a> de <text:a xlink:type="simple" xlink:href="http://www.alegsa.com.ar/Dic/microsoft.php" text:style-name="Internet_20_link" text:visited-style-name="Visited_20_Internet_20_Link">Microsoft</text:a>. Otros que populares son el <text:a xlink:type="simple" xlink:href="http://www.alegsa.com.ar/Dic/pc-dos.php" text:style-name="Internet_20_link" text:visited-style-name="Visited_20_Internet_20_Link">PC-DOS</text:a> (de <text:a xlink:type="simple" xlink:href="http://www.alegsa.com.ar/Dic/ibm.php" text:style-name="Internet_20_link" text:visited-style-name="Visited_20_Internet_20_Link">IBM</text:a>), <text:a xlink:type="simple" xlink:href="http://www.alegsa.com.ar/Dic/dr-dos.php" text:style-name="Internet_20_link" text:visited-style-name="Visited_20_Internet_20_Link">DR-DOS</text:a>, el <text:a xlink:type="simple" xlink:href="http://www.alegsa.com.ar/Dic/freedos.php" text:style-name="Internet_20_link" text:visited-style-name="Visited_20_Internet_20_Link">FreeDOS</text:a> y el <text:a xlink:type="simple" xlink:href="http://www.alegsa.com.ar/Dic/qdos.php" text:style-name="Internet_20_link" text:visited-style-name="Visited_20_Internet_20_Link">QDOS</text:a>.</text:p>
      <text:p text:style-name="Standard"/>
      <text:p text:style-name="Standard">40- <text:span text:style-name="T1">Driver wrapper:</text:span></text:p>
      <text:p text:style-name="Standard">Un driver wrapper (o controlador wrapper) es un software que funciona como adaptador entre el <text:a xlink:type="simple" xlink:href="http://www.alegsa.com.ar/Dic/sistema%20operativo.php" text:style-name="Internet_20_link" text:visited-style-name="Visited_20_Internet_20_Link">sistema operativo</text:a> y un <text:a xlink:type="simple" xlink:href="http://www.alegsa.com.ar/Dic/controlador.php" text:style-name="Internet_20_link" text:visited-style-name="Visited_20_Internet_20_Link">controlador</text:a> o driver (como ser un <text:a xlink:type="simple" xlink:href="http://www.alegsa.com.ar/Dic/controlador%20de%20dispositivo.php" text:style-name="Internet_20_link" text:visited-style-name="Visited_20_Internet_20_Link">controlador de dispositivos</text:a>) que no fue diseñado para ser usado en ese sistema operativo.</text:p>
      <text:p text:style-name="Standard"/>
      <text:p text:style-name="P7"><text:span text:style-name="T4">41</text:span><text:span text:style-name="T3">- Dumpster diving: </text:span></text:p>
      <text:p text:style-name="P6">Consiste en buscar papeles o documentos con información confidencial en la basura.</text:p>
      <text:p text:style-name="Standard"/>
      <text:p text:style-name="Standard"/>
      <text:p text:style-name="Standard"/>
      <text:p text:style-name="Standard"/>
      <text:p text:style-name="P19"><text:soft-page-break/>E</text:p>
      <text:p text:style-name="Standard">38- <text:span text:style-name="T1">Encriptacion:</text:span></text:p>
      <text:p text:style-name="P3">(Cifrado, codificación). La encriptación es el proceso para volver ilegible información considera importante. La información una vez encriptada sólo puede leerse aplicándole una clave.</text:p>
      <text:p text:style-name="Standard"/>
      <text:p text:style-name="Standard">39- <text:span text:style-name="T1">Encrypting file system:</text:span></text:p>
      <text:p text:style-name="Standard">En Windows, el sistema de archivos encriptado o cifrado es un sistema de archivos NTFS que permite la encriptación o cifrado de los archivos. Esta tecnología permite proteger los datos almacenados en archivos en en particiones NTFS de un disco duro.</text:p>
      <text:p text:style-name="Standard"/>
      <text:p text:style-name="Standard">40- <text:span text:style-name="T1">Error 404:</text:span></text:p>
      <text:p text:style-name="Standard">(Page Not Found, HTTP 404 - Página web no encontrada). El error 404 o "página no encontrada", es un código de respuesta del HTTP que se muestra cuando un cliente no puede comunicarse con un servidor o cuando el servidor no puede encontrar el recurso que pide el cliente.</text:p>
      <text:p text:style-name="Standard"/>
      <text:p text:style-name="Standard">41- <text:span text:style-name="T1">Exploit:</text:span></text:p>
      <text:p text:style-name="Standard">Programa informático malicioso (malware) que intenta utilizar y sacar provecho de un bug o vulnerabilidad en otro programa o sistema. Se suelen corregir con hotfixs o parches.</text:p>
      <text:p text:style-name="Standard"/>
      <text:p text:style-name="Standard">42- <text:span text:style-name="T1">Extranet:</text:span></text:p>
      <text:p text:style-name="Standard">Extended Intranet. Red privada virtual resultado de interconectar dos o más intranets que utilizan Internet como medio de transporte de información entre sus nodos.</text:p>
      <text:p text:style-name="Standard"/>
      <text:p text:style-name="Standard">43- <text:span text:style-name="T1">Eye-fi:</text:span></text:p>
      <text:p text:style-name="Standard">Eye-Fi es una tarjeta de memoria Secure Digital (SD) con características Wi-Fi y capacidad de 2 GB. Es una tarjeta de memoria inalámbri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F</text:p>
      <text:p text:style-name="Standard">44- F<text:span text:style-name="T1">also antivirus:</text:span></text:p>
      <text:p text:style-name="Standard">Un falso antivirus o software bandido es aquel programa que simula ser una solución de antivirus pero que no lo es. En inglés es llamado rogue sofware, rogue-AV o rogue-antivirus, es un tipo de <text:a xlink:type="simple" xlink:href="http://www.alegsa.com.ar/Dic/rogueware.php" text:style-name="Internet_20_link" text:visited-style-name="Visited_20_Internet_20_Link">rogueware</text:a>.</text:p>
      <text:p text:style-name="Standard"/>
      <text:p text:style-name="Standard">45- <text:span text:style-name="T1">Freeware:</text:span></text:p>
      <text:p text:style-name="Standard">Free (gratis) + ware (software). El freeware es cualquier software que no requiere pago ni otra compensación (como los adwares) por parte de sus usuarios para ser utiliz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G</text:p>
      <text:p text:style-name="Standard">46- <text:span text:style-name="T1">Gateway:</text:span></text:p>
      <text:p text:style-name="Standard">En telecomunicaciones, gateway es una puerta de enlace, acceso, pasarela. Es un nodo en una red informática que sirve de punto de acceso a otra red.</text:p>
      <text:p text:style-name="Standard"/>
      <text:p text:style-name="Standard">47- <text:span text:style-name="T1">Generador de llaves:</text:span></text:p>
      <text:p text:style-name="Standard">(keygen). <text:a xlink:type="simple" xlink:href="http://www.alegsa.com.ar/Dic/programa.php" text:style-name="Internet_20_link" text:visited-style-name="Visited_20_Internet_20_Link">Programa</text:a> que suele ser pequeño y que permite generar una clave (serial, llave, key o número de registración) para una <text:a xlink:type="simple" xlink:href="http://www.alegsa.com.ar/Dic/aplicacion.php" text:style-name="Internet_20_link" text:visited-style-name="Visited_20_Internet_20_Link">aplicación</text:a> <text:a xlink:type="simple" xlink:href="http://www.alegsa.com.ar/Dic/shareware.php" text:style-name="Internet_20_link" text:visited-style-name="Visited_20_Internet_20_Link">shareware</text:a> específica. El objetivo es obtener una aplicación sin restricciones, como si el usuario la hubiese comprado.</text:p>
      <text:p text:style-name="Standard"/>
      <text:p text:style-name="Standard">48- <text:span text:style-name="T1">Grayware:</text:span></text:p>
      <text:p text:style-name="Standard">Grayware es un tipo de <text:a xlink:type="simple" xlink:href="http://www.alegsa.com.ar/Dic/malware.php" text:style-name="Internet_20_link" text:visited-style-name="Visited_20_Internet_20_Link">programa maligno</text:a> que involucra aquellos programas que se comportan de forma molesta o indeseada.</text:p>
      <text:p text:style-name="Standard"/>
      <text:p text:style-name="Standard">49- <text:span text:style-name="T1">Greenware:</text:span></text:p>
      <text:p text:style-name="Standard">Greenware es un tipo de licencia de software que provee al usuario el derecho de usar un programa en particular, si hace algún esfuerzo para ayudar al medio ambiente.</text:p>
      <text:p text:style-name="Standard"/>
      <text:p text:style-name="P7"><text:span text:style-name="T4">50- </text:span><text:span text:style-name="T3">Gusanos: </text:span></text:p>
      <text:p text:style-name="P6">Sub-conjunto de malware, no necesitan de un archivo anfitrión para seguir vivos, pueden reproducirse utilizando diferentes medios de comunicación.</text:p>
      <text:p text:style-name="Standard"/>
      <text:p text:style-name="Standard">50- <text:span text:style-name="T1">Gusano warhol:</text:span></text:p>
      <text:p text:style-name="P3">(Warhol worm). Programa maligno del tipo gusano de rápida propagación, que infecta todas las computadoras vulnerables en toda la internet en 15 minutos o men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span text:style-name="T5">H</text:span></text:p>
      <text:p text:style-name="P7"><text:span text:style-name="T4">51- </text:span><text:span text:style-name="T3">Hacking:</text:span><text:span text:style-name="T4"> </text:span></text:p>
      <text:p text:style-name="P6">La búsqueda permanente de conocimientos en todo lo relacionado con sistemas informáticos, sus mecanismos de seguridad, las vulnerabilidades de los mismos, la forma de aprovechar estas vulnerabilidades y los mecanismos para protegerse de aquellos que saben hacerlo</text:p>
      <text:p text:style-name="P4"/>
      <text:p text:style-name="P7"><text:span text:style-name="T4">52- </text:span><text:span text:style-name="T3">Hardening: </text:span></text:p>
      <text:p text:style-name="P6">Proceso para asegurar un sistema mediante la reducción de vulnerabilidades en el mismo, esto se logra eliminando software, servicios, usuarios, etc.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text:span text:style-name="T5">I</text:span></text:p>
      <text:p text:style-name="P7"><text:span text:style-name="T4">53</text:span><text:span text:style-name="T3">- Ingeniería social:</text:span><text:span text:style-name="T4"> </text:span></text:p>
      <text:p text:style-name="P6">Obtener información confidencial, a través de la manipulación y la confianza de usuarios legítimos, con la intención de obtener algún beneficio.</text:p>
      <text:p text:style-name="P4"/>
      <text:p text:style-name="P7"><text:span text:style-name="T4">54</text:span><text:span text:style-name="T3">- IP Spoofing: </text:span></text:p>
      <text:p text:style-name="P6">Suplantación de la dirección IP origen de un paquete TCP/IP por otra dirección IP a la cual se desea suplantar.</text:p>
      <text:p text:style-name="P4"/>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21"><text:soft-page-break/><text:span text:style-name="T6">k</text:span></text:p>
      <text:p text:style-name="P7"><text:span text:style-name="T4">55</text:span><text:span text:style-name="T3">- Keylogger: </text:span></text:p>
      <text:p text:style-name="P6">Software o hardware que puede interceptar y guardar las pulsaciones realizadas en el teclado de un equipo que haya sido infectado.</text:p>
      <text:p text:style-name="P6"/>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20"><text:soft-page-break/><text:span text:style-name="T7">L</text:span></text:p>
      <text:p text:style-name="P7"><text:span text:style-name="T4">56</text:span><text:span text:style-name="T3">- Ladrones de información o infostealers:</text:span><text:span text:style-name="T4"> </text:span></text:p>
      <text:p text:style-name="P6">Agrupa todos los tipos de códigos maliciosos que roban información del equipo infectado.</text:p>
      <text:p text:style-name="P6"/>
      <text:p text:style-name="P7"><text:span text:style-name="T4">57</text:span><text:span text:style-name="T3">- Lammer: </text:span></text:p>
      <text:p text:style-name="P6">Persona que presume tener varias habilidades como las de un hacker, lo que es falso.</text:p>
      <text:p text:style-name="P4"/>
      <text:p text:style-name="P7"><text:span text:style-name="T4">58</text:span><text:span text:style-name="T3">- Luser: </text:span></text:p>
      <text:p text:style-name="P6">Término utilizado por hackers para referirse a los usuarios comunes, de manera despectiva o persona común, que generalmente se encuentra en desventaja frente a los usuarios expertos.</text:p>
      <text:p text:style-name="P6"/>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20"><text:soft-page-break/><text:span text:style-name="T5">M</text:span></text:p>
      <text:p text:style-name="P7"><text:span text:style-name="T4">59</text:span><text:span text:style-name="T3">- Malware: </text:span></text:p>
      <text:p text:style-name="P6">Programas malintencionados (virus, espías, gusanos, troyanos, etc.) que afectan a los sistemas con intenciones de controlarlo o realizar acciones remotas, dejarlo inutilizable, reenvío de spam, etc...</text:p>
      <text:p text:style-name="P6"/>
      <text:p text:style-name="P7"><text:span text:style-name="T4">60</text:span><text:span text:style-name="T3">- MTBF Mean time between failures:</text:span><text:span text:style-name="T4"> </text:span></text:p>
      <text:p text:style-name="P6">Tiempo total/numero fallos.</text:p>
      <text:p text:style-name="P6"/>
      <text:p text:style-name="P7"><text:span text:style-name="T4">61</text:span><text:span text:style-name="T3">- MTTF Mean time to failures</text:span><text:span text:style-name="T4">: </text:span></text:p>
      <text:p text:style-name="P6">Tiempo de funcionamiento correcto/número de fallos.</text:p>
      <text:p text:style-name="P6"/>
      <text:p text:style-name="P7"><text:span text:style-name="T4">62</text:span><text:span text:style-name="T3">- MTTR Mean time to recover:</text:span><text:span text:style-name="T4"> </text:span></text:p>
      <text:p text:style-name="P6">Tiempo de inactividad/número de fallo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N</text:p>
      <text:p text:style-name="P7"><text:span text:style-name="T4">63</text:span><text:span text:style-name="T3">- Newbie: </text:span></text:p>
      <text:p text:style-name="P6">Persona que está comenzando en el tema de hacking, es decir es un hacker nova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O</text:p>
      <text:p text:style-name="P7"><text:span text:style-name="T4">64</text:span><text:span text:style-name="T3">- Open <text:s/>Source <text:s/>Intelligence:</text:span><text:span text:style-name="T4"> </text:span></text:p>
      <text:p text:style-name="P6">Obtener información sobre la víctima de un ataque mediante fuentes de información públic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P</text:p>
      <text:p text:style-name="P7"><text:span text:style-name="T4">65</text:span><text:span text:style-name="T3">- Password cracking: </text:span></text:p>
      <text:p text:style-name="P6">Descifrar contraseñas de sistemas y comunicaciones.</text:p>
      <text:p text:style-name="P6"/>
      <text:p text:style-name="P7"><text:span text:style-name="T4">66</text:span><text:span text:style-name="T3">- Pharming: </text:span></text:p>
      <text:p text:style-name="P6">Suplantación del DNS con el propósito de conducir al usuario a una web falsa.</text:p>
      <text:p text:style-name="P6"/>
      <text:p text:style-name="P7"><text:span text:style-name="T4">67</text:span><text:span text:style-name="T3">- Phishing: </text:span></text:p>
      <text:p text:style-name="P6">Estafa basada en la suplantación de identidad y la ingeniería social para adquirir acceso a cuentas bancarias o comercio electrónico ilíci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R</text:p>
      <text:p text:style-name="P7"><text:span text:style-name="T4">68-</text:span><text:span text:style-name="T3"> Rootkits: </text:span></text:p>
      <text:p text:style-name="P6">Conjunto de malware que permite al atacante actuar sobre el sistema como si fuera administrador del mismo.</text:p>
      <text:p text:style-name="P6"/>
      <text:p text:style-name="P6">69- <text:span text:style-name="T1">Rougueware:</text:span></text:p>
      <text:p text:style-name="P6">Un rogueware es un programa maligno de computadora que pretende ser un programa no malicioso con el fin de robar dinero, inducir compras u obtener información del usuario. Estos programas suelen esparcirse utilizando técnicas de scareware, es decir, producir miedo al usuario para lograr ser instalados.</text:p>
      <text:p text:style-name="P6"><text:span text:style-name="T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5">S</text:p>
      <text:p text:style-name="P7"><text:span text:style-name="T4">70-</text:span><text:span text:style-name="T3"> Scam</text:span><text:span text:style-name="T4">: </text:span></text:p>
      <text:p text:style-name="P6">Estafa electrónica por medio del engaño como donaciones, transferencias, etc. Las cadenas de mail engañosas pueden ser scam si hay pérdida monetaria y hoax (bulo) cuando solo hay engaño.</text:p>
      <text:p text:style-name="P6"/>
      <text:p text:style-name="P7"><text:span text:style-name="T4">71-</text:span><text:span text:style-name="T3"> Scanning: </text:span></text:p>
      <text:p text:style-name="P6">Método de descubrir canales de comunicación susceptibles de ser explotados.</text:p>
      <text:p text:style-name="P6"/>
      <text:p text:style-name="P7"><text:span text:style-name="T4">72-</text:span><text:span text:style-name="T3"> Sniffing: </text:span></text:p>
      <text:p text:style-name="P6">Monitorización del tráfico de una red para hacerse con información confidencial.</text:p>
      <text:p text:style-name="P6"/>
      <text:p text:style-name="P7"><text:span text:style-name="T4">73-</text:span><text:span text:style-name="T3"> Spam: </text:span></text:p>
      <text:p text:style-name="P6">Correos o mensajes basura, no solicitados, no deseados o de remitente no conocido enviados en grandes cantidades que perjudican de alguna o varias maneras al receptor.</text:p>
      <text:p text:style-name="P4"/>
      <text:p text:style-name="P7"><text:span text:style-name="T4">74-</text:span><text:span text:style-name="T3"> Spoofing: </text:span></text:p>
      <text:p text:style-name="P6">Suplantación de identidad o falsificación, por ejemplo encontramos IP, MAC, tabla ARP.</text:p>
      <text:p text:style-name="P6"/>
      <text:p text:style-name="P7"><text:span text:style-name="T4">75- </text:span><text:span text:style-name="T3">Spyware: </text:span></text:p>
      <text:p text:style-name="P6">Software que recopila información de un equipo y la <text:s/>transmite a una entidad externa sin el conocimiento o el consentimiento del propietar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T</text:p>
      <text:p text:style-name="P7"><text:span text:style-name="T4">76-</text:span><text:span text:style-name="T3"> Tabnabbing: </text:span></text:p>
      <text:p text:style-name="P8">Tipo de phishing <text:s/>aprovecha para cambiar el sitio de una pestaña por la apariencia de Gmail mientras revisas los contenidos de las otras pestañas.</text:p>
      <text:p text:style-name="P8"/>
      <text:p text:style-name="P7"><text:span text:style-name="T9">77-</text:span><text:span text:style-name="T8"> Traceroute:</text:span><text:span text:style-name="T9"> </text:span></text:p>
      <text:p text:style-name="P9">Utilidad que permite seguir la pista de los paquetes que vienen de un equipo. Indicando también la latencia de la red, es decir una estimación de la distancia a la que están los extremos de la comunicación.</text:p>
      <text:p text:style-name="P9"/>
      <text:p text:style-name="P7"><text:span text:style-name="T9">78-</text:span><text:span text:style-name="T8"> Troyanos: </text:span></text:p>
      <text:p text:style-name="P9">Software alojado dentro de otra aplicación <text:s/>cuyo objetivo es pasar inadvertido al usuario e instalarse en el sistema una vez instalado realiza tareas ocultas al usuari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V</text:p>
      <text:p text:style-name="P7"><text:span text:style-name="T9">79</text:span><text:span text:style-name="T8">- Virus informáticos: </text:span></text:p>
      <text:p text:style-name="P9">Software que infecta a otros archivos del sistema con la intención de modificarlo o dañarl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W</text:p>
      <text:p text:style-name="P7"><text:span text:style-name="T9">80-</text:span><text:span text:style-name="T8">Wannaber: </text:span></text:p>
      <text:p text:style-name="P9">Persona interesada el tema de hacking y/o phreaking pero que por estar empezando no son reconocidos por la elite.</text:p>
      <text:p text:style-name="P10"/>
      <text:p text:style-name="P7"><text:span text:style-name="T9">81- </text:span><text:span text:style-name="T8">Web Spoofing: </text:span></text:p>
      <text:p text:style-name="P9">Suplantación de una página web real, mediante el enrutamiento de la conexión de la víctima a través de una página falsa con el objetivo de obtener información de dicha víctima, la web falsa actúa a modo de proxy, solicitando la información requerida por la víctima a cada servidor original</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meta:initial-creator>
    <meta:creation-date>2015-11-26T10:02:51</meta:creation-date>
    <dc:date>2015-11-26T16:06:12.56</dc:date>
    <dc:creator>samuel </dc:creator>
    <meta:editing-duration>PT37M18S</meta:editing-duration>
    <meta:editing-cycles>4</meta:editing-cycles>
    <meta:generator>OpenOffice/4.1.1$Win32 OpenOffice.org_project/411m6$Build-9775</meta:generator>
    <meta:document-statistic meta:table-count="0" meta:image-count="0" meta:object-count="0" meta:page-count="24" meta:paragraph-count="214" meta:word-count="2731" meta:character-count="17307"/>
  </office:meta>
</office:document-meta>
</file>